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Palatino"/>
    </style:style>
    <style:style style:name="P7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8" style:family="paragraph" style:parent-style-name="Standard">
      <style:paragraph-properties fo:text-align="justify" style:justify-single-word="false"/>
      <style:text-properties style:font-name="Palatino" fo:font-style="normal" style:text-underline-style="none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c3f92" officeooo:paragraph-rsid="001c3f92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d740c" officeooo:paragraph-rsid="001d740c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Palatino" fo:font-style="normal" style:text-underline-style="none" fo:font-weight="bold" officeooo:rsid="002601f1" officeooo:paragraph-rsid="002601f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paragraph-rsid="0016f0ca" style:font-style-asian="normal" style:font-style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2ee16" officeooo:paragraph-rsid="002822fb" style:font-style-asian="normal" style:font-style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2ee16" officeooo:paragraph-rsid="0022ee16" style:font-style-asian="normal" style:font-style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3a9aa" officeooo:paragraph-rsid="002822fb" style:font-style-asian="normal" style:font-style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3a9aa" officeooo:paragraph-rsid="002601f1" style:font-style-asian="normal" style:font-style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822fb" officeooo:paragraph-rsid="0018e350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8ee0f" officeooo:paragraph-rsid="0039e88a" style:font-style-asian="normal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f4dfa" officeooo:paragraph-rsid="002f4dfa" style:font-style-asian="normal" style:font-style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22ee16"/>
    </style:style>
    <style:style style:name="P25" style:family="paragraph" style:parent-style-name="Standard">
      <style:paragraph-properties fo:text-align="justify" style:justify-single-word="false"/>
      <style:text-properties officeooo:paragraph-rsid="001d740c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2822fb" officeooo:paragraph-rsid="002822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4dfa" style:font-weight-asian="bold" style:font-weight-complex="bold"/>
    </style:style>
    <style:style style:name="T3" style:family="text">
      <style:text-properties officeooo:rsid="001675a9"/>
    </style:style>
    <style:style style:name="T4" style:family="text">
      <style:text-properties fo:font-style="italic" officeooo:rsid="0016f0ca" style:font-style-asian="italic" style:font-style-complex="italic"/>
    </style:style>
    <style:style style:name="T5" style:family="text">
      <style:text-properties officeooo:rsid="0016f0ca"/>
    </style:style>
    <style:style style:name="T6" style:family="text">
      <style:text-properties style:font-name="Palatino" fo:font-style="normal" style:text-underline-style="none" style:font-style-asian="normal" style:font-style-complex="normal"/>
    </style:style>
    <style:style style:name="T7" style:family="text">
      <style:text-properties style:font-name="Palatino" fo:font-style="normal" style:text-underline-style="none" officeooo:rsid="001b2411" style:font-style-asian="normal" style:font-style-complex="normal"/>
    </style:style>
    <style:style style:name="T8" style:family="text">
      <style:text-properties style:font-name="Palatino" fo:font-style="normal" style:text-underline-style="none" officeooo:rsid="001d740c" style:font-style-asian="normal" style:font-style-complex="normal"/>
    </style:style>
    <style:style style:name="T9" style:family="text">
      <style:text-properties style:font-name="Palatino" fo:font-style="normal" style:text-underline-style="none" officeooo:rsid="0022ee16" style:font-style-asian="normal" style:font-style-complex="normal"/>
    </style:style>
    <style:style style:name="T10" style:family="text">
      <style:text-properties style:font-name="Palatino" fo:font-style="normal" style:text-underline-style="none" officeooo:rsid="002651a4" style:font-style-asian="normal" style:font-style-complex="normal"/>
    </style:style>
    <style:style style:name="T11" style:family="text">
      <style:text-properties style:font-name="Palatino" fo:font-style="normal" style:text-underline-style="none" officeooo:rsid="002f4dfa" style:font-style-asian="normal" style:font-style-complex="normal"/>
    </style:style>
    <style:style style:name="T12" style:family="text">
      <style:text-properties style:font-name="Palatino" fo:font-style="normal" style:text-underline-style="none" officeooo:rsid="0031e159" style:font-style-asian="normal" style:font-style-complex="normal"/>
    </style:style>
    <style:style style:name="T13" style:family="text">
      <style:text-properties officeooo:rsid="0023a9aa"/>
    </style:style>
    <style:style style:name="T14" style:family="text">
      <style:text-properties officeooo:rsid="002822fb"/>
    </style:style>
    <style:style style:name="T15" style:family="text">
      <style:text-properties officeooo:rsid="002f4dfa"/>
    </style:style>
    <style:style style:name="T16" style:family="text">
      <style:text-properties officeooo:rsid="0033ea5e"/>
    </style:style>
    <style:style style:name="T17" style:family="text">
      <style:text-properties officeooo:rsid="003930e0"/>
    </style:style>
    <style:style style:name="T18" style:family="text">
      <style:text-properties officeooo:rsid="0039e88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Objetivo:</text:p>
      <text:p text:style-name="P6"/>
      <text:list xml:id="list2835200360" text:style-name="L1">
        <text:list-item>
          <text:p text:style-name="P14"><text:span text:style-name="T3">Consolidar los conocimientos adquiridos en clase para describir los datos</text:span>.</text:p>
        </text:list-item>
      </text:list>
      <text:p text:style-name="P6"/>
      <text:p text:style-name="P7">Enunciado:</text:p>
      <text:p text:style-name="P8"/>
      <text:list xml:id="list3630044877" text:style-name="L2">
        <text:list-item>
          <text:p text:style-name="P15"><text:span text:style-name="T5">Diseñe y desarrolle un modelo y/o </text:span><text:span text:style-name="T4">script</text:span><text:span text:style-name="T5"> que permita describir el siguiente caso aplicado:</text:span></text:p>
          <text:list>
            <text:list-item>
              <text:p text:style-name="P24"><text:span text:style-name="T7">Se tiene los datos </text:span><text:span text:style-name="T9">del ecuador <text:line-break/></text:span><text:span text:style-name="T12">(</text:span><text:a xlink:type="simple" xlink:href="https://www.ecuadorencifras.gob.ec/documentos/web-inec/EMPLEO/2021/Octubre-2021/202110_Tabulados_Mercado_Laboral_CSV.zip" text:style-name="Internet_20_link" text:visited-style-name="Visited_20_Internet_20_Link"><text:span text:style-name="T9">https://www.ecuadorencifras.gob.ec/documentos/web-inec/EMPLEO/2021/Octubre-2021/202110_Tabulados_Mercado_Laboral_CSV.zip</text:span></text:a><text:span text:style-name="T12">)</text:span><text:span text:style-name="T9">: En base a ello </text:span><text:span text:style-name="T7">obtene</text:span><text:span text:style-name="T11">r</text:span><text:span text:style-name="T7"> lo siguiente:</text:span></text:p>
              <text:list>
                <text:list-item>
                  <text:p text:style-name="P26"><text:span text:style-name="T7">G</text:span><text:span text:style-name="T6">enerar graficas para entender y procesar los datos:</text:span></text:p>
                  <text:list>
                    <text:list-item>
                      <text:p text:style-name="P16">Generar graficas y reportes del total de pers<text:span text:style-name="T13">o</text:span>n<text:span text:style-name="T13">a</text:span>s <text:span text:style-name="T15">empleadas y desempleadas por año.</text:span></text:p>
                    </text:list-item>
                    <text:list-item>
                      <text:p text:style-name="P18">Generar grafico de pie por <text:span text:style-name="T15">personas basadas en la sectorización de empleo</text:span>.</text:p>
                    </text:list-item>
                    <text:list-item>
                      <text:p text:style-name="P18">Generar histogramas <text:span text:style-name="T15">subempleo, empleo pleno y empleo no pleno</text:span> por <text:span text:style-name="T17">año</text:span>.</text:p>
                    </text:list-item>
                  </text:list>
                </text:list-item>
                <text:list-item>
                  <text:p text:style-name="P18">Generar un reporte parametrizado que <text:span text:style-name="T17">permita</text:span> ingresar los datos de las fechas inicio y fin <text:span text:style-name="T14">para</text:span> obtener la información de las graficas vistas en el primer punto.</text:p>
                </text:list-item>
                <text:list-item>
                  <text:p text:style-name="P23">Describir con estadística descriptiva los datos que se encuentran en el archivos.</text:p>
                </text:list-item>
              </text:list>
            </text:list-item>
          </text:list>
        </text:list-item>
        <text:list-item>
          <text:p text:style-name="P20">El proceso desarrollado deberá considerar los siguientes aspectos:</text:p>
          <text:list>
            <text:list-item>
              <text:p text:style-name="P21">Generar un cuaderno de <text:span text:style-name="T18">Google Colabs</text:span> para el desarrollo y parametrización de graficas <text:span text:style-name="T15">y</text:span> reportes.</text:p>
              <text:list>
                <text:list-item>
                  <text:p text:style-name="P23">Generar un análisis y conclusiones de los datos y graficas obtenidas.</text:p>
                </text:list-item>
                <text:list-item>
                  <text:p text:style-name="P17">Recomendaciones.</text:p>
                </text:list-item>
              </text:list>
            </text:list-item>
          </text:list>
        </text:list-item>
        <text:list-item>
          <text:p text:style-name="P22">Fechas de Presentación: <text:span text:style-name="T2">05</text:span><text:span text:style-name="T1">/</text:span><text:span text:style-name="T2">12</text:span><text:span text:style-name="T1">/2021 – 23:55</text:span> Subir al Avac en formato PDF <text:span text:style-name="T15">y link del Google Colabs</text:span>.</text:p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P12">* Puntos Adicionales:</text:p>
      <text:list xml:id="list113536209360383" text:continue-numbering="true" text:style-name="L2">
        <text:list-item>
          <text:list>
            <text:list-item>
              <text:list>
                <text:list-item>
                  <text:p text:style-name="P19">Generar una correlación <text:span text:style-name="T15">entre los datos de empleo y desempleo</text:span> <text:span text:style-name="T15">con algún otro país latinoamericano</text:span>.</text:p>
                </text:list-item>
              </text:list>
            </text:list-item>
          </text:list>
        </text:list-item>
      </text:list>
      <text:p text:style-name="P10"/>
      <text:p text:style-name="P11">Referencias:</text:p>
      <text:p text:style-name="P11"/>
      <text:p text:style-name="P25"><text:span text:style-name="T8">[1]: </text:span><text:a xlink:type="simple" xlink:href="https://www.ecuadorencifras.gob.ec/estadisticas-laborales-octubre-2021/" text:style-name="Internet_20_link" text:visited-style-name="Visited_20_Internet_20_Link">https://www.ecuadorencifras.gob.ec/estadisticas-laborales-octubre-2021/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675a9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0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mulación</text:p>
              <text:p text:style-name="MP3"><text:span text:style-name="MT1">Tema</text:span>: <text:span text:style-name="MT2">Simulación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1"><draw:image xlink:href="Pictures/10000000000000DF0000003EAA95D984EB5E3E2D.png" xlink:type="simple" xlink:show="embed" xlink:actuate="onLoad" loext:mime-type="image/png"/></draw:frame></text:p>
            </table:table-cell>
          </table:table-row>
        </table:table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12-01T11:35:36.010385641</dc:date>
    <meta:editing-duration>P5DT14H48M3S</meta:editing-duration>
    <meta:editing-cycles>69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1" meta:paragraph-count="25" meta:word-count="214" meta:character-count="1491" meta:non-whitespace-character-count="1313"/>
  </office:meta>
</office:document-meta>
</file>